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202cm" style:rel-column-width="31618*"/>
    </style:style>
    <style:style style:name="Таблица2.B" style:family="table-column">
      <style:table-column-properties style:column-width="8.798cm" style:rel-column-width="33917*"/>
    </style:style>
    <style:style style:name="Таблица2.A1" style:family="table-cell">
      <style:table-cell-properties style:vertical-align="middle" fo:padding-left="0.37cm" fo:padding-right="0.37cm" fo:padding-top="0.132cm" fo:padding-bottom="0.106cm" fo:border="0.05pt solid #bfbfbf"/>
    </style:style>
    <style:style style:name="Таблица3" style:family="table">
      <style:table-properties style:width="17.013cm" fo:margin-left="0cm" fo:break-before="auto" fo:break-after="auto" table:align="left"/>
    </style:style>
    <style:style style:name="Таблица3.A" style:family="table-column">
      <style:table-column-properties style:column-width="8.611cm"/>
    </style:style>
    <style:style style:name="Таблица3.B" style:family="table-column">
      <style:table-column-properties style:column-width="8.401cm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097cm" fo:border="0.5pt solid #000000"/>
    </style:style>
    <style:style style:name="Таблица3.2" style:family="table-row">
      <style:table-row-properties style:min-row-height="2.501cm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eeeb7"/>
    </style:style>
    <style:style style:name="P3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none" officeooo:rsid="001eeeb7" officeooo:paragraph-rsid="001eeeb7" style:font-name-asian="Times New Roman1" style:font-size-asian="14pt" style:font-style-asian="normal" style:font-name-complex="Times New Roman1" style:font-size-complex="14pt" style:font-style-complex="normal"/>
    </style:style>
    <style:style style:name="P5" style:family="paragraph" style:parent-style-name="Standard">
      <style:text-properties style:font-name="Times New Roman" fo:font-size="14pt" officeooo:rsid="003a4729" officeooo:paragraph-rsid="003a4729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officeooo:rsid="003d76a5" officeooo:paragraph-rsid="00525c7f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8pt" officeooo:paragraph-rsid="001eeeb7" style:font-name-asian="Times New Roman1" style:font-size-asian="18pt" style:font-name-complex="Times New Roman1" style:font-size-complex="18pt"/>
    </style:style>
    <style:style style:name="P8" style:family="paragraph" style:parent-style-name="Standard">
      <style:paragraph-properties fo:text-align="center" style:justify-single-word="false">
        <style:tab-stops>
          <style:tab-stop style:position="10.25cm"/>
        </style:tab-stops>
      </style:paragraph-properties>
      <style:text-properties style:font-name="Times New Roman" fo:font-size="18pt" officeooo:paragraph-rsid="001eeeb7" style:font-name-asian="Times New Roman1" style:font-size-asian="18pt" style:font-name-complex="Times New Roman1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8pt" officeooo:paragraph-rsid="001eeeb7" style:font-name-asian="Times New Roman1" style:font-size-asian="18pt" style:font-name-complex="Times New Roman1" style:font-size-complex="18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8pt" officeooo:rsid="001eeeb7" officeooo:paragraph-rsid="001eeeb7" style:font-name-asian="Times New Roman1" style:font-size-asian="18pt" style:font-name-complex="Times New Roman1" style:font-size-complex="18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Times New Roman" fo:font-size="18pt" fo:font-weight="bold" officeooo:rsid="001eeeb7" officeooo:paragraph-rsid="001eeeb7" style:font-name-asian="Times New Roman1" style:font-size-asian="18pt" style:font-weight-asian="bold" style:font-name-complex="Times New Roman1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1eeeb7" style:font-name-asian="Times New Roman1" style:font-size-asian="16pt" style:font-weight-asian="bold" style:font-name-complex="Times New Roman1" style:font-size-complex="16pt"/>
    </style:style>
    <style:style style:name="P13" style:family="paragraph" style:parent-style-name="Standard">
      <loext:graphic-properties draw:fill="none"/>
      <style:paragraph-properties fo:margin-left="11cm" fo:margin-right="-0.801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6pt" officeooo:paragraph-rsid="001eeeb7" style:font-name-asian="Times New Roman1" style:font-size-asian="16pt" style:font-name-complex="Times New Roman1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5pt" officeooo:paragraph-rsid="001eeeb7" style:font-name-asian="Times New Roman1" style:font-size-asian="15pt" style:font-name-complex="Times New Roman1" style:font-size-complex="15pt"/>
    </style:style>
    <style:style style:name="P15" style:family="paragraph" style:parent-style-name="Text_20_body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0pt" fo:language="en" fo:country="US" fo:font-style="normal" style:text-underline-style="none" fo:font-weight="normal" officeooo:rsid="002abd04" officeooo:paragraph-rsid="00298ea0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P16" style:family="paragraph" style:parent-style-name="Table_20_Contents"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17" style:family="paragraph" style:parent-style-name="Table_20_Contents">
      <style:text-properties style:font-name="Times New Roman" fo:font-size="12pt" fo:font-weight="bold" officeooo:rsid="00453e5b" officeooo:paragraph-rsid="00453e5b" style:font-name-asian="Times New Roman1" style:font-size-asian="12pt" style:font-weight-asian="bold" style:font-name-complex="Times New Roman1" style:font-size-complex="12pt" style:font-weight-complex="bold"/>
    </style:style>
    <style:style style:name="P18" style:family="paragraph" style:parent-style-name="Standard" style:master-page-name="">
      <loext:graphic-properties draw:fill="none"/>
      <style:paragraph-properties fo:margin-left="11cm" fo:margin-right="-0.801cm" fo:margin-top="0cm" fo:margin-bottom="0.282cm" style:contextual-spacing="false" fo:line-height="10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1eeeb7"/>
    </style:style>
    <style:style style:name="P19" style:family="paragraph" style:parent-style-name="Standard">
      <loext:graphic-properties draw:fill="none"/>
      <style:paragraph-properties fo:margin-left="11cm" fo:margin-right="-0.801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  <style:text-properties officeooo:paragraph-rsid="001eeeb7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style:text-underline-style="none" fo:font-weight="normal" officeooo:rsid="003a4729" officeooo:paragraph-rsid="001eeeb7" style:font-name-asian="Times New Roman1" style:font-size-asian="14pt" style:font-style-asian="normal" style:font-name-complex="Times New Roman1" style:font-size-complex="14pt" style:font-style-complex="normal" loext:padding="0cm" loext:border="none"/>
    </style:style>
    <style:style style:name="P21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style:text-underline-style="none" fo:font-weight="normal" officeooo:rsid="003a4729" officeooo:paragraph-rsid="001eeeb7" style:font-name-asian="Times New Roman1" style:font-size-asian="14pt" style:font-style-asian="normal" style:font-name-complex="Times New Roman1" style:font-size-complex="14pt" style:font-style-complex="normal" loext:padding="0cm" loext:border="none"/>
    </style:style>
    <style:style style:name="P22" style:family="paragraph" style:parent-style-name="Text_20_body">
      <style:text-properties fo:font-variant="normal" fo:text-transform="none" fo:color="#000000" loext:opacity="100%" style:font-name="Times New Roman" fo:font-size="14pt" fo:letter-spacing="normal" fo:language="ru" fo:country="RU" fo:font-style="normal" style:text-underline-style="none" fo:font-weight="bold" officeooo:rsid="003a4729" style:font-name-asian="Times New Roman1" style:font-size-asian="14pt" style:font-style-asian="normal" style:font-weight-asian="bold" style:font-name-complex="Times New Roman1" style:font-size-complex="14pt" style:font-style-complex="normal" style:font-weight-complex="bold" loext:padding="0cm" loext:border="none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 New Roman" fo:font-size="14pt" fo:letter-spacing="normal" fo:language="en" fo:country="US" fo:font-style="normal" style:text-underline-style="none" fo:font-weight="normal" officeooo:rsid="0047b761" officeooo:paragraph-rsid="001eeeb7" style:font-name-asian="Times New Roman1" style:font-size-asian="14pt" style:font-style-asian="normal" style:font-name-complex="Times New Roman1" style:font-size-complex="14pt" style:font-style-complex="normal" loext:padding="0cm" loext:border="none"/>
    </style:style>
    <style:style style:name="P24" style:family="paragraph" style:parent-style-name="Text_20_body">
      <style:paragraph-properties fo:margin-left="0cm" fo:margin-right="0cm" fo:margin-top="0cm" fo:margin-bottom="0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4pt" fo:letter-spacing="normal" fo:language="en" fo:country="US" fo:font-style="normal" style:text-underline-style="none" fo:font-weight="normal" officeooo:rsid="0047b761" style:font-name-asian="Times New Roman1" style:font-size-asian="14pt" style:font-style-asian="normal" style:font-name-complex="Times New Roman1" style:font-size-complex="14pt" style:font-style-complex="normal" loext:padding="0cm" loext:border="none"/>
    </style:style>
    <style:style style:name="P25" style:family="paragraph" style:parent-style-name="Text_20_body">
      <style:paragraph-properties fo:margin-left="0cm" fo:margin-right="0cm" fo:margin-top="0.265cm" fo:margin-bottom="0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4pt" fo:letter-spacing="normal" fo:language="en" fo:country="US" fo:font-style="normal" style:text-underline-style="none" fo:font-weight="normal" officeooo:rsid="0047b761" style:font-name-asian="Times New Roman1" style:font-size-asian="14pt" style:font-style-asian="normal" style:font-name-complex="Times New Roman1" style:font-size-complex="14pt" style:font-style-complex="normal" loext:padding="0cm" loext:border="none"/>
    </style:style>
    <style:style style:name="P2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align="justify" style:justify-single-word="false" fo:text-indent="0cm" style:auto-text-indent="false"/>
      <style:text-properties fo:font-variant="normal" fo:text-transform="none" fo:color="#000000" loext:opacity="100%" style:font-name="Times New Roman" fo:font-size="14pt" fo:letter-spacing="normal" fo:language="en" fo:country="US" fo:font-style="normal" style:text-underline-style="none" fo:font-weight="normal" officeooo:rsid="0047b761" officeooo:paragraph-rsid="005250ee" style:font-name-asian="Times New Roman1" style:font-size-asian="14pt" style:font-style-asian="normal" style:font-name-complex="Times New Roman1" style:font-size-complex="14pt" style:font-style-complex="normal" loext:padding="0cm" loext:border="none"/>
    </style:style>
    <style:style style:name="P2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align="justify" style:justify-single-word="false" fo:text-indent="0cm" style:auto-text-indent="false"/>
      <style:text-properties fo:font-variant="normal" fo:text-transform="none" fo:color="#000000" loext:opacity="100%" style:font-name="Times New Roman" fo:font-size="14pt" fo:letter-spacing="normal" fo:language="en" fo:country="US" fo:font-style="normal" style:text-underline-style="none" fo:font-weight="normal" officeooo:rsid="0047b761" officeooo:paragraph-rsid="001eeeb7" style:font-name-asian="Times New Roman1" style:font-size-asian="14pt" style:font-style-asian="normal" style:font-name-complex="Times New Roman1" style:font-size-complex="14pt" style:font-style-complex="normal"/>
    </style:style>
    <style:style style:name="P28" style:family="paragraph" style:parent-style-name="Table_20_Contents">
      <style:paragraph-properties fo:margin-left="0cm" fo:margin-right="0cm" fo:margin-top="0cm" fo:margin-bottom="0cm" style:contextual-spacing="false" style:line-height-at-least="0.476cm" fo:text-align="start" style:justify-single-word="false" fo:text-indent="0cm" style:auto-text-indent="false"/>
      <style:text-properties fo:font-size="10.5pt" fo:font-weight="normal"/>
    </style:style>
    <style:style style:name="P29" style:family="paragraph" style:parent-style-name="Table_20_Contents">
      <style:paragraph-properties fo:margin-top="0cm" fo:margin-bottom="0cm" style:contextual-spacing="false" style:line-height-at-least="0.476cm" fo:text-align="start" style:justify-single-word="false"/>
      <style:text-properties fo:font-size="10.5pt" fo:font-weight="normal"/>
    </style:style>
    <style:style style:name="P30" style:family="paragraph" style:parent-style-name="Table_20_Contents">
      <style:paragraph-properties fo:margin-left="0cm" fo:margin-right="0cm" fo:margin-top="0cm" fo:margin-bottom="0cm" style:contextual-spacing="false" style:line-height-at-least="0.476cm" fo:text-align="start" style:justify-single-word="false" fo:text-indent="0cm" style:auto-text-indent="false"/>
      <style:text-properties fo:font-size="10.5pt" fo:font-weight="normal" officeooo:rsid="005250ee" officeooo:paragraph-rsid="005250ee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Standard">
      <loext:graphic-properties draw:fill-hatch-name="hatch"/>
      <style:paragraph-properties fo:margin-top="0cm" fo:margin-bottom="0cm" style:contextual-spacing="false" fo:line-height="100%" fo:text-align="start" style:justify-single-word="false">
        <style:tab-stops>
          <style:tab-stop style:position="6.267cm"/>
        </style:tab-stops>
      </style:paragraph-properties>
      <style:text-properties fo:font-size="10pt" officeooo:rsid="002abd04" officeooo:paragraph-rsid="003d76a5" style:font-size-asian="10pt" style:font-size-complex="10pt"/>
    </style:style>
    <style:style style:name="P33" style:family="paragraph" style:parent-style-name="Text_20_body">
      <style:paragraph-properties fo:text-align="start" style:justify-single-word="false"/>
      <style:text-properties fo:font-weight="normal" officeooo:rsid="0047b761" officeooo:paragraph-rsid="00525c7f"/>
    </style:style>
    <style:style style:name="P34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35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6pt" fo:font-weight="bold" officeooo:paragraph-rsid="001eeeb7" style:font-name-asian="Times New Roman1" style:font-size-asian="16pt" style:font-weight-asian="bold" style:font-name-complex="Times New Roman1" style:font-size-complex="16pt"/>
    </style:style>
    <style:style style:name="P36" style:family="paragraph" style:parent-style-name="Text_20_body">
      <style:paragraph-properties fo:text-align="center" style:justify-single-word="false"/>
      <style:text-properties style:font-name="Times New Roman" fo:font-size="18pt" fo:language="en" fo:country="US" fo:font-style="normal" style:text-underline-style="none" fo:font-weight="bold" officeooo:rsid="00525c7f" officeooo:paragraph-rsid="00525c7f" style:font-name-asian="Times New Roman1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P37" style:family="paragraph" style:parent-style-name="Heading_20_1">
      <style:paragraph-properties fo:text-align="center" style:justify-single-word="false" fo:break-before="page"/>
      <style:text-properties style:font-name="Times New Roman" fo:font-size="18pt" fo:font-weight="bold" officeooo:paragraph-rsid="001eeeb7" style:font-size-asian="18pt" style:font-weight-asian="bold" style:font-size-complex="18pt" style:font-weight-complex="bold"/>
    </style:style>
    <style:style style:name="P38" style:family="paragraph" style:parent-style-name="Heading_20_1">
      <style:paragraph-properties fo:text-align="center" style:justify-single-word="false"/>
      <style:text-properties style:font-name="Times New Roman" fo:font-size="18pt" fo:font-weight="bold" officeooo:paragraph-rsid="001eeeb7" style:font-size-asian="18pt" style:font-weight-asian="bold" style:font-size-complex="18pt" style:font-weight-complex="bold"/>
    </style:style>
    <style:style style:name="P39" style:family="paragraph" style:parent-style-name="Heading_20_1">
      <style:paragraph-properties fo:text-align="center" style:justify-single-word="false"/>
      <style:text-properties style:font-name="Times New Roman" fo:font-size="18pt" fo:font-weight="bold" officeooo:paragraph-rsid="002df0ea" style:font-size-asian="18pt" style:font-weight-asian="bold" style:font-size-complex="18pt" style:font-weight-complex="bold"/>
    </style:style>
    <style:style style:name="P40" style:family="paragraph" style:parent-style-name="Heading_20_1">
      <style:paragraph-properties fo:text-align="center" style:justify-single-word="false"/>
      <style:text-properties style:font-name="Times New Roman" fo:font-size="18pt" fo:language="en" fo:country="US" fo:font-style="normal" style:text-underline-style="none" fo:font-weight="bold" officeooo:rsid="00525c7f" officeooo:paragraph-rsid="00525c7f" style:font-name-asian="Times New Roman1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P41" style:family="paragraph" style:parent-style-name="Heading_20_1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8pt" fo:language="en" fo:country="US" fo:font-style="normal" style:text-underline-style="none" fo:font-weight="bold" officeooo:rsid="00298ea0" officeooo:paragraph-rsid="00298ea0" style:font-name-asian="Times New Roman1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T1" style:family="text">
      <style:text-properties officeooo:rsid="003a4729"/>
    </style:style>
    <style:style style:name="T2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3" style:family="text">
      <style:text-properties style:font-name="Times New Roman" fo:font-size="18pt" fo:font-weight="bold" officeooo:rsid="003a4729" style:font-name-asian="Times New Roman1" style:font-size-asian="18pt" style:font-weight-asian="bold" style:font-name-complex="Times New Roman1" style:font-size-complex="18pt" style:font-weight-complex="bold"/>
    </style:style>
    <style:style style:name="T4" style:family="text">
      <style:text-properties style:font-name="Times New Roman" fo:font-size="18pt" fo:font-weight="bold" officeooo:rsid="00453e5b" style:font-name-asian="Times New Roman1" style:font-size-asian="18pt" style:font-weight-asian="bold" style:font-name-complex="Times New Roman1" style:font-size-complex="18pt" style:font-weight-complex="bold"/>
    </style:style>
    <style:style style:name="T5" style:family="text">
      <style:text-properties style:font-name="Times New Roman" fo:font-size="18pt" fo:font-weight="bold" officeooo:rsid="005250ee" style:font-name-asian="Times New Roman1" style:font-size-asian="18pt" style:font-weight-asian="bold" style:font-name-complex="Times New Roman1" style:font-size-complex="18pt" style:font-weight-complex="bold"/>
    </style:style>
    <style:style style:name="T6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7" style:family="text">
      <style:text-properties style:font-name="Times New Roman" fo:font-size="16pt" officeooo:rsid="001eeeb7" style:font-name-asian="Times New Roman1" style:font-size-asian="16pt" style:font-name-complex="Times New Roman1" style:font-size-complex="16pt"/>
    </style:style>
    <style:style style:name="T8" style:family="text">
      <style:text-properties style:font-name="Times New Roman" fo:font-size="16pt" fo:language="ru" fo:country="RU" style:font-name-asian="Times New Roman1" style:font-size-asian="16pt" style:font-name-complex="Times New Roman1" style:font-size-complex="16pt"/>
    </style:style>
    <style:style style:name="T9" style:family="text">
      <style:text-properties style:font-name="Times New Roman" fo:font-size="16pt" fo:language="ru" fo:country="RU" officeooo:rsid="001eeeb7" style:font-name-asian="Times New Roman1" style:font-size-asian="16pt" style:font-name-complex="Times New Roman1" style:font-size-complex="16pt"/>
    </style:style>
    <style:style style:name="T10" style:family="text">
      <style:text-properties style:font-name="Times New Roman" fo:font-size="16pt" fo:language="ru" fo:country="RU" officeooo:rsid="003a4729" style:font-name-asian="Times New Roman1" style:font-size-asian="16pt" style:font-name-complex="Times New Roman1" style:font-size-complex="16pt"/>
    </style:style>
    <style:style style:name="T11" style:family="text">
      <style:text-properties style:font-name="Times New Roman" fo:font-size="16pt" fo:language="ru" fo:country="RU" officeooo:rsid="00453e5b" style:font-name-asian="Times New Roman1" style:font-size-asian="16pt" style:font-name-complex="Times New Roman1" style:font-size-complex="16pt"/>
    </style:style>
    <style:style style:name="T12" style:family="text">
      <style:text-properties style:font-name="Times New Roman" fo:font-size="16pt" fo:language="ru" fo:country="RU" officeooo:rsid="005250ee" style:font-name-asian="Times New Roman1" style:font-size-asian="16pt" style:font-name-complex="Times New Roman1" style:font-size-complex="16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34359e"/>
    </style:style>
    <style:style style:name="T15" style:family="text">
      <style:text-properties fo:language="ru" fo:country="RU" fo:font-style="normal" style:text-underline-style="none" fo:font-weight="normal" fo:background-color="#ffffff" loext:char-shading-value="0" style:font-style-asian="normal" style:font-weight-asian="normal" style:font-style-complex="normal" style:font-weight-complex="normal"/>
    </style:style>
    <style:style style:name="T16" style:family="text">
      <style:text-properties fo:language="ru" fo:country="RU" fo:font-style="normal" style:text-underline-style="none" fo:font-weight="normal" officeooo:rsid="00525c7f" fo:background-color="#ffffff" loext:char-shading-value="0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000000" loext:opacity="100%" style:font-name="Times New Roman" fo:font-size="14pt" fo:letter-spacing="normal" fo:language="en" fo:country="US" fo:font-style="normal" style:text-underline-style="none" style:font-name-asian="Times New Roman1" style:font-size-asian="14pt" style:font-style-asian="normal" style:font-weight-asian="bold" style:font-name-complex="Times New Roman1" style:font-size-complex="14pt" style:font-style-complex="normal" style:font-weight-complex="bold" loext:padding="0cm" loext:border="none"/>
    </style:style>
    <style:style style:name="T18" style:family="text">
      <style:text-properties fo:font-variant="normal" fo:text-transform="none" fo:color="#000000" loext:opacity="100%" style:font-name="Times New Roman" fo:font-size="14pt" fo:letter-spacing="normal" fo:language="en" fo:country="US" fo:font-style="normal" style:text-underline-style="none" officeooo:rsid="00525c7f" style:font-name-asian="Times New Roman1" style:font-size-asian="14pt" style:font-style-asian="normal" style:font-weight-asian="bold" style:font-name-complex="Times New Roman1" style:font-size-complex="14pt" style:font-style-complex="normal" style:font-weight-complex="bold" loext:padding="0cm" loext:border="none"/>
    </style:style>
    <style:style style:name="T19" style:family="text">
      <style:text-properties officeooo:rsid="005250e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Московский авиационный институт (национальный исследовательский университет)</text:p>
      <text:p text:style-name="P12"/>
      <text:p text:style-name="P14">Институт информационных технологий и прикладной математики </text:p>
      <text:p text:style-name="P14">«Кафедра вычислительной математики и программирования»</text:p>
      <text:p text:style-name="P9"/>
      <text:p text:style-name="P9"/>
      <text:p text:style-name="P9"/>
      <text:p text:style-name="P9"/>
      <text:p text:style-name="P9"/>
      <text:p text:style-name="P9"/>
      <text:p text:style-name="P2"><text:span text:style-name="T2">Лабораторная работа по предмету "</text:span><text:span text:style-name="T3">Дискретный анализ</text:span><text:span text:style-name="T2">" №</text:span><text:span text:style-name="T5">4</text:span></text:p>
      <text:p text:style-name="P9"/>
      <text:p text:style-name="P9"/>
      <text:p text:style-name="P9"/>
      <text:p text:style-name="P9"/>
      <text:p text:style-name="P8"/>
      <text:p text:style-name="P9"/>
      <text:p text:style-name="P18"><text:span text:style-name="T6">Студент: </text:span><text:span text:style-name="T7">Калуцкий</text:span><text:span text:style-name="T8"> </text:span><text:span text:style-name="T9">М</text:span><text:span text:style-name="T8">. </text:span><text:span text:style-name="T9">В</text:span><text:span text:style-name="T8">.</text:span></text:p>
      <text:p text:style-name="P13">Преподаватель: <text:span text:style-name="T1">Макаров</text:span> <text:span text:style-name="T1">Н</text:span>.<text:span text:style-name="T1">К</text:span>.</text:p>
      <text:p text:style-name="P13">Группа: М8О-207Б-22</text:p>
      <text:p text:style-name="P19"><text:span text:style-name="T6">Дата:</text:span><text:span text:style-name="T8"> </text:span><text:span text:style-name="T12">24</text:span><text:span text:style-name="T8">.0</text:span><text:span text:style-name="T11">5</text:span><text:span text:style-name="T8">.202</text:span><text:span text:style-name="T10">4</text:span><text:span text:style-name="T6"> </text:span></text:p>
      <text:p text:style-name="P13">Оценка: </text:p>
      <text:p text:style-name="P13">Подпись: </text:p>
      <text:p text:style-name="P7"/>
      <text:p text:style-name="P11"><text:span text:style-name="T14">О</text:span>главление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1"><text:a xlink:type="simple" xlink:href="#__RefHeading__738_2004454639" text:style-name="Index_20_Link" text:visited-style-name="Index_20_Link">Цель работы<text:tab/>3</text:a></text:p>
          <text:p text:style-name="P31"><text:a xlink:type="simple" xlink:href="#__RefHeading__740_2004454639" text:style-name="Index_20_Link" text:visited-style-name="Index_20_Link">Постановка задачи<text:tab/>3</text:a></text:p>
          <text:p text:style-name="P31"><text:a xlink:type="simple" xlink:href="#__RefHeading___Toc2798_1489862884" text:style-name="Index_20_Link" text:visited-style-name="Index_20_Link">Общий алгоритм решения</text:a><text:a xlink:type="simple" xlink:href="#__RefHeading___Toc2798_1489862884" text:style-name="Index_20_Link" text:visited-style-name="Index_20_Link"><text:tab/>4</text:a></text:p>
          <text:p text:style-name="P31"><text:a xlink:type="simple" xlink:href="#__RefHeading__746_2004454639" text:style-name="Index_20_Link" text:visited-style-name="Index_20_Link">Реализация<text:tab/>4</text:a></text:p>
          <text:p text:style-name="P31"><text:a xlink:type="simple" xlink:href="#__RefHeading__750_2004454639" text:style-name="Index_20_Link" text:visited-style-name="Index_20_Link">Вывод<text:tab/>10</text:a></text:p>
        </text:index-body>
      </text:table-of-content>
      <text:p text:style-name="P10"/>
      <text:h text:style-name="P37" text:outline-level="1"><text:bookmark-start text:name="__RefHeading__738_2004454639"/><text:bookmark text:name="Bookmark"/>Цель работы<text:bookmark-end text:name="__RefHeading__738_2004454639"/></text:h>
      <text:p text:style-name="P5"/>
      <text:p text:style-name="P26"><text:span text:style-name="T19">Р</text:span>еализовать один из стандартных алгоритмов поиска образцов для указанного алфавита.</text:p>
      <text:h text:style-name="P38" text:outline-level="1"><text:bookmark-start text:name="__RefHeading__740_2004454639"/><text:bookmark text:name="Bookmark1"/>Постановка задачи<text:bookmark-end text:name="__RefHeading__740_2004454639"/></text:h>
      <text:p text:style-name="P4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8">Ограничение времени</text:p>
          </table:table-cell>
          <table:table-cell table:style-name="Таблица2.A1" office:value-type="string">
            <text:p text:style-name="P28">1<text:span text:style-name="T19">0</text:span> секунд</text:p>
          </table:table-cell>
        </table:table-row>
        <table:table-row>
          <table:table-cell table:style-name="Таблица2.A1" office:value-type="string">
            <text:p text:style-name="P28">Ограничение памяти</text:p>
          </table:table-cell>
          <table:table-cell table:style-name="Таблица2.A1" office:value-type="string">
            <text:p text:style-name="P30">1 Gb</text:p>
          </table:table-cell>
        </table:table-row>
        <table:table-row>
          <table:table-cell table:style-name="Таблица2.A1" office:value-type="string">
            <text:p text:style-name="P28">Ввод</text:p>
          </table:table-cell>
          <table:table-cell table:style-name="Таблица2.A1" office:value-type="string">
            <text:p text:style-name="P28">стандартный ввод или input.txt</text:p>
          </table:table-cell>
        </table:table-row>
        <table:table-row>
          <table:table-cell table:style-name="Таблица2.A1" office:value-type="string">
            <text:p text:style-name="P28">Вывод</text:p>
          </table:table-cell>
          <table:table-cell table:style-name="Таблица2.A1" office:value-type="string">
            <text:p text:style-name="P29">стандартный вывод или output.txt</text:p>
          </table:table-cell>
        </table:table-row>
      </table:table>
      <text:p text:style-name="P23"/>
      <text:p text:style-name="P24"><text:span text:style-name="T13">Вариант алгоритма: </text:span>Поиск одного образца-маски: в образце может встречаться «джокер» (представляется символом ? — знак вопроса), равный любому другому символу. При реализации следует разбить образец на несколько, не содержащих «джокеров», найти все вхождения при помощи алгоритма Ахо-Корасик и проверить их относительное месторасположение.</text:p>
      <text:p text:style-name="P24"><text:span text:style-name="T13">Вариант алфавита:</text:span> Числа в диапазоне от 0 до 232 - 1.</text:p>
      <text:p text:style-name="P25">Запрещается реализовывать алгоритмы на алфавитах меньшей размерности, чем указано в задании.</text:p>
      <text:p text:style-name="P34"><text:bookmark-start text:name="__RefHeading___Toc2794_1489862884"/>Формат ввода<text:bookmark-end text:name="__RefHeading___Toc2794_1489862884"/></text:p>
      <text:p text:style-name="P24">Искомый образец задаётся на первой строке входного файла.</text:p>
      <text:p text:style-name="P24">В случае, если в задании требуется найти несколько образцов, они задаются по одному на строку вплоть до пустой строки.</text:p>
      <text:p text:style-name="P25">Затем следует текст, состоящий из слов или чисел, в котором нужно найти заданные образцы.</text:p>
      <text:p text:style-name="P25">Никаких ограничений на длину строк, равно как и на количество слов или чисел в них, не накладывается.</text:p>
      <text:p text:style-name="P34"><text:bookmark-start text:name="__RefHeading___Toc2796_1489862884"/>Формат вывода<text:bookmark-end text:name="__RefHeading___Toc2796_1489862884"/></text:p>
      <text:p text:style-name="P24">В выходной файл нужно вывести информацию о всех вхождениях искомых образцов в обрабатываемый текст: по одному вхождению на строку.</text:p>
      <text:p text:style-name="P24">Для заданий, в которых требуется найти только один образец, следует вывести два числа через запятую: номер строки и номер слова в строке, с которого начинается найденный образец. В заданиях с большим количеством образцов, на каждое вхождение нужно вывести три числа через запятую: номер строки; <text:soft-page-break/>номер слова в строке, с которого начинается найденный образец; порядковый номер образца.</text:p>
      <text:p text:style-name="P25">Нумерация начинается с единицы. Номер строки в тексте должен отсчитываться от его реального начала (то есть, без учёта строк, занятых образцами).</text:p>
      <text:p text:style-name="P25">Порядок следования вхождений образцов несущественен.</text:p>
      <text:p text:style-name="P27"/>
      <text:p text:style-name="P21"/>
      <text:p text:style-name="P20"/>
      <text:p text:style-name="P22"><text:bookmark-start text:name="__RefHeading___Toc108383_2629130312"/>Пример<text:bookmark-end text:name="__RefHeading___Toc108383_2629130312"/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7">Ввод</text:p>
          </table:table-cell>
          <table:table-cell table:style-name="Таблица3.B1" office:value-type="string">
            <text:p text:style-name="P17">Вывод</text:p>
          </table:table-cell>
        </table:table-row>
        <table:table-row table:style-name="Таблица3.2">
          <table:table-cell table:style-name="Таблица3.A2" office:value-type="string">
            <text:p text:style-name="P16">1 ? 02 </text:p>
            <text:p text:style-name="P16">0001</text:p>
            <text:p text:style-name="P16">1</text:p>
            <text:p text:style-name="P16">02</text:p>
            <text:p text:style-name="P16">2</text:p>
          </table:table-cell>
          <table:table-cell table:style-name="Таблица3.B2" office:value-type="string">
            <text:p text:style-name="P16">1, 1</text:p>
            <text:p text:style-name="P16">2, 1</text:p>
          </table:table-cell>
        </table:table-row>
      </table:table>
      <text:h text:style-name="P40" text:outline-level="1" text:is-list-header="true"><text:bookmark-start text:name="__RefHeading___Toc2798_1489862884"/>Общий <text:s/>алгоритм решения<text:bookmark-end text:name="__RefHeading___Toc2798_1489862884"/></text:h>
      <text:p text:style-name="P36"/>
      <text:p text:style-name="P33"><text:span text:style-name="T17">Считываю </text:span><text:span text:style-name="T18">паттерн, разбивая его на части по джокерам, запоминаю кол-во джокеров между каждой из частей для восстановления порядка следования паттернов. После подготовки бора прокидываю суффиксыне ссылки в нём, после чего начинаю считывать текст и прогонять его через бор, паралльельно находя вхождения частей паттерна в текст, если вхождение было найдень, то сохраняю полученный индекс вхождения в словарь соответствующего узла. После обработки всего текста пробегаюсь по полученым индексам и проверяю взаиморасположение частей паттрена, если оно валидное, то вывожу ответ.</text:span></text:p>
      <text:h text:style-name="P41" text:outline-level="1"><text:bookmark-start text:name="__RefHeading__746_2004454639"/><text:bookmark text:name="Bookmark4"/>Реализация<text:bookmark-end text:name="__RefHeading__746_2004454639"/></text:h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32">#include &lt;iostream&gt;</text:p>
            <text:p text:style-name="P32">#include &lt;vector&gt;</text:p>
            <text:p text:style-name="P32">#include &lt;queue&gt;</text:p>
            <text:p text:style-name="P32">#include &lt;unordered_map&gt;</text:p>
            <text:p text:style-name="P32">#include &lt;unordered_set&gt;</text:p>
            <text:p text:style-name="P32">#include &lt;sstream&gt;</text:p>
            <text:p text:style-name="P32">#include &lt;stack&gt;</text:p>
            <text:p text:style-name="P32">#include &lt;set&gt;</text:p>
            <text:p text:style-name="P32"/>
            <text:p text:style-name="P32">using std::cin;</text:p>
            <text:p text:style-name="P32">using std::cout;</text:p>
            <text:p text:style-name="P32">using std::string;</text:p>
            <text:p text:style-name="P32">using std::vector;</text:p>
            <text:p text:style-name="P32">using std::queue;</text:p>
            <text:p text:style-name="P32"><text:soft-page-break/>using std::unordered_map;</text:p>
            <text:p text:style-name="P32">using std::unordered_set;</text:p>
            <text:p text:style-name="P32">using std::stack;</text:p>
            <text:p text:style-name="P32">using std::set;</text:p>
            <text:p text:style-name="P32">using std::endl;</text:p>
            <text:p text:style-name="P32"/>
            <text:p text:style-name="P32">vector&lt;int64_t&gt; termNodes;</text:p>
            <text:p text:style-name="P32">//------------------------------------------------------------------------------------------------------------------</text:p>
            <text:p text:style-name="P32"/>
            <text:p text:style-name="P32">struct Node {</text:p>
            <text:p text:style-name="P32"><text:s text:c="4"/>bool isTerminal {false};</text:p>
            <text:p text:style-name="P32"><text:s text:c="4"/>unordered_map&lt;int64_t, int64_t&gt; to;</text:p>
            <text:p text:style-name="P32"><text:s text:c="4"/>unordered_set&lt;int64_t&gt; in;</text:p>
            <text:p text:style-name="P32"><text:s text:c="4"/>int64_t len = 0;</text:p>
            <text:p text:style-name="P32">};</text:p>
            <text:p text:style-name="P32"/>
            <text:p text:style-name="P32">//------------------------------------------------------------------------------------------------------------------</text:p>
            <text:p text:style-name="P32"/>
            <text:p text:style-name="P32">struct Trie {</text:p>
            <text:p text:style-name="P32"><text:s text:c="4"/>size_t countNodes = 1;</text:p>
            <text:p text:style-name="P32"><text:s text:c="4"/>vector&lt;Node&gt; trie;</text:p>
            <text:p text:style-name="P32"><text:s text:c="4"/>void add(vector&lt;int64_t&gt;&amp;);</text:p>
            <text:p text:style-name="P32"><text:s text:c="4"/>void filling();</text:p>
            <text:p text:style-name="P32"><text:s text:c="4"/>vector&lt;int64_t&gt; links {};</text:p>
            <text:p text:style-name="P32"><text:s text:c="4"/>Trie();</text:p>
            <text:p text:style-name="P32">};</text:p>
            <text:p text:style-name="P32"/>
            <text:p text:style-name="P32">void Trie::filling() {</text:p>
            <text:p text:style-name="P32"><text:s text:c="4"/>if(countNodes == 1) {</text:p>
            <text:p text:style-name="P32"><text:s text:c="8"/>return;</text:p>
            <text:p text:style-name="P32"><text:s text:c="4"/>}</text:p>
            <text:p text:style-name="P32"><text:s text:c="4"/>links.resize(countNodes);</text:p>
            <text:p text:style-name="P32"><text:s text:c="4"/>links[0] = -1;</text:p>
            <text:p text:style-name="P32"><text:s text:c="4"/>stack&lt;std::pair&lt;int64_t, std::pair&lt;int64_t, int64_t&gt;&gt;&gt; stack;</text:p>
            <text:p text:style-name="P32"><text:s text:c="4"/>for(auto&amp; pair : trie[0].to) {</text:p>
            <text:p text:style-name="P32"><text:s text:c="8"/>stack.push({0, pair});</text:p>
            <text:p text:style-name="P32"><text:s text:c="4"/>}</text:p>
            <text:p text:style-name="P32"><text:s text:c="4"/>while(!stack.empty()) {</text:p>
            <text:p text:style-name="P32"><text:s text:c="8"/>auto currentNode = stack.top();</text:p>
            <text:p text:style-name="P32"><text:s text:c="8"/>stack.pop();</text:p>
            <text:p text:style-name="P32"><text:s text:c="8"/>int64_t parent = currentNode.first;</text:p>
            <text:p text:style-name="P32"><text:s text:c="8"/>int64_t currentNumber = currentNode.second.first;</text:p>
            <text:p text:style-name="P32"><text:s text:c="8"/>int64_t index = currentNode.second.second;</text:p>
            <text:p text:style-name="P32"><text:s text:c="8"/>int64_t parentLink = links[parent];</text:p>
            <text:p text:style-name="P32"><text:s text:c="8"/>bool flag = true;</text:p>
            <text:p text:style-name="P32"><text:s text:c="8"/>while(parentLink != -1) {</text:p>
            <text:p text:style-name="P32"><text:s text:c="12"/>auto findElem = trie[parentLink].to.find(currentNumber);</text:p>
            <text:p text:style-name="P32"><text:s text:c="12"/>if(findElem != trie[parentLink].to.end()) {</text:p>
            <text:p text:style-name="P32"><text:s text:c="16"/>links[index] = findElem-&gt;second;</text:p>
            <text:p text:style-name="P32"><text:s text:c="16"/>flag = false;</text:p>
            <text:p text:style-name="P32"><text:s text:c="16"/>break;</text:p>
            <text:p text:style-name="P32"><text:s text:c="12"/>}</text:p>
            <text:p text:style-name="P32"><text:s text:c="12"/>parentLink = links[parentLink];</text:p>
            <text:p text:style-name="P32"><text:s text:c="8"/>}</text:p>
            <text:p text:style-name="P32"><text:s text:c="8"/>if(flag) {</text:p>
            <text:p text:style-name="P32"><text:s text:c="12"/>links[index] = 0;</text:p>
            <text:p text:style-name="P32"><text:s text:c="8"/>}</text:p>
            <text:p text:style-name="P32"><text:s text:c="8"/>for(auto&amp; pair : trie[index].to) {</text:p>
            <text:p text:style-name="P32"><text:s text:c="12"/>stack.push({index, pair});</text:p>
            <text:p text:style-name="P32"><text:s text:c="8"/>}</text:p>
            <text:p text:style-name="P32"><text:soft-page-break/><text:s text:c="4"/>}</text:p>
            <text:p text:style-name="P32">}</text:p>
            <text:p text:style-name="P32"/>
            <text:p text:style-name="P32">void Trie::add(vector&lt;int64_t&gt;&amp; insertNumbers) {</text:p>
            <text:p text:style-name="P32"><text:s text:c="4"/>if(insertNumbers.empty()) {</text:p>
            <text:p text:style-name="P32"><text:s text:c="8"/>return;</text:p>
            <text:p text:style-name="P32"><text:s text:c="4"/>}</text:p>
            <text:p text:style-name="P32"><text:s text:c="4"/>int64_t indexCurrentNode = 0;</text:p>
            <text:p text:style-name="P32"><text:s text:c="4"/>for(auto number : insertNumbers) {</text:p>
            <text:p text:style-name="P32"><text:s text:c="8"/>auto findElem = trie[indexCurrentNode].to.find(number);</text:p>
            <text:p text:style-name="P32"><text:s text:c="8"/>if(findElem == trie[indexCurrentNode].to.end()) {</text:p>
            <text:p text:style-name="P32"><text:s text:c="12"/>trie[indexCurrentNode].to.insert({number, trie.size()});</text:p>
            <text:p text:style-name="P32"><text:s text:c="12"/>int64_t lenHelper = trie[indexCurrentNode].len;</text:p>
            <text:p text:style-name="P32"><text:s text:c="12"/>indexCurrentNode = trie.size();</text:p>
            <text:p text:style-name="P32"><text:s text:c="12"/>trie.push_back(Node());</text:p>
            <text:p text:style-name="P32"><text:s text:c="12"/>trie[indexCurrentNode].len += lenHelper + 1;</text:p>
            <text:p text:style-name="P32"><text:s text:c="12"/>++countNodes;</text:p>
            <text:p text:style-name="P32"><text:s text:c="12"/>continue;</text:p>
            <text:p text:style-name="P32"><text:s text:c="8"/>}</text:p>
            <text:p text:style-name="P32"><text:s text:c="8"/>indexCurrentNode = <text:s/>findElem-&gt;second;</text:p>
            <text:p text:style-name="P32"><text:s text:c="4"/>}</text:p>
            <text:p text:style-name="P32"><text:s text:c="4"/>trie[indexCurrentNode].isTerminal = true;</text:p>
            <text:p text:style-name="P32"><text:s text:c="4"/>termNodes.push_back(indexCurrentNode);</text:p>
            <text:p text:style-name="P32">}</text:p>
            <text:p text:style-name="P32"/>
            <text:p text:style-name="P32">Trie::Trie() {</text:p>
            <text:p text:style-name="P32"><text:s text:c="4"/>trie.push_back(Node());</text:p>
            <text:p text:style-name="P32">}</text:p>
            <text:p text:style-name="P32"/>
            <text:p text:style-name="P32">//------------------------------------------------------------------------------------------------------------------</text:p>
            <text:p text:style-name="P32"/>
            <text:p text:style-name="P32">Trie trie;</text:p>
            <text:p text:style-name="P32"/>
            <text:p text:style-name="P32">//------------------------------------------------------------------------------------------------------------------</text:p>
            <text:p text:style-name="P32"/>
            <text:p text:style-name="P32">void travel(int64_t numberNode, int64_t numberWord){</text:p>
            <text:p text:style-name="P32"><text:s text:c="4"/>while(numberNode != 0) {</text:p>
            <text:p text:style-name="P32"><text:s text:c="8"/>Node&amp; currentNode = trie.trie[numberNode];</text:p>
            <text:p text:style-name="P32"><text:s text:c="8"/>if(currentNode.isTerminal) {</text:p>
            <text:p text:style-name="P32"><text:s text:c="12"/>currentNode.in.insert(numberWord - currentNode.len + 1);</text:p>
            <text:p text:style-name="P32"><text:s text:c="8"/>}</text:p>
            <text:p text:style-name="P32"><text:s text:c="8"/>numberNode = trie.links[numberNode];</text:p>
            <text:p text:style-name="P32"><text:s text:c="4"/>}</text:p>
            <text:p text:style-name="P32">}</text:p>
            <text:p text:style-name="P32"/>
            <text:p text:style-name="P32">//------------------------------------------------------------------------------------------------------------------</text:p>
            <text:p text:style-name="P32"/>
            <text:p text:style-name="P32"/>
            <text:p text:style-name="P32"/>
            <text:p text:style-name="P32">int main() {</text:p>
            <text:p text:style-name="P32"><text:s text:c="4"/>string stringPatterns;</text:p>
            <text:p text:style-name="P32"><text:s text:c="4"/>std::getline(cin, stringPatterns);</text:p>
            <text:p text:style-name="P32"><text:s text:c="4"/>std::istringstream streamStringPatterns(stringPatterns);</text:p>
            <text:p text:style-name="P32"><text:s text:c="4"/>string helpString;</text:p>
            <text:p text:style-name="P32"><text:s text:c="4"/>vector&lt;int64_t&gt; partPattern;</text:p>
            <text:p text:style-name="P32"><text:s text:c="4"/>vector&lt;int64_t&gt; jokerVector;</text:p>
            <text:p text:style-name="P32"><text:s text:c="4"/>int64_t jokerHelper = 0;</text:p>
            <text:p text:style-name="P32"><text:s text:c="4"/>while(streamStringPatterns &gt;&gt; helpString) {</text:p>
            <text:p text:style-name="P32"><text:s text:c="8"/>int64_t value;</text:p>
            <text:p text:style-name="P32"><text:s text:c="8"/>if(isdigit(helpString[0])){</text:p>
            <text:p text:style-name="P32"><text:soft-page-break/><text:s text:c="12"/>if(jokerHelper != 0) {</text:p>
            <text:p text:style-name="P32"><text:s text:c="16"/>jokerVector.push_back(jokerHelper);</text:p>
            <text:p text:style-name="P32"><text:s text:c="16"/>jokerHelper = 0;</text:p>
            <text:p text:style-name="P32"><text:s text:c="12"/>}</text:p>
            <text:p text:style-name="P32"><text:s text:c="12"/>value = std::stoll(helpString);</text:p>
            <text:p text:style-name="P32"><text:s text:c="12"/>partPattern.push_back(value);</text:p>
            <text:p text:style-name="P32"><text:s text:c="8"/>} else {</text:p>
            <text:p text:style-name="P32"><text:s text:c="12"/>++jokerHelper;</text:p>
            <text:p text:style-name="P32"><text:s text:c="12"/>trie.add(partPattern);</text:p>
            <text:p text:style-name="P32"><text:s text:c="12"/>partPattern.clear();</text:p>
            <text:p text:style-name="P32"><text:s text:c="8"/>}</text:p>
            <text:p text:style-name="P32"><text:s text:c="4"/>}</text:p>
            <text:p text:style-name="P32"><text:s text:c="4"/>trie.add(partPattern);</text:p>
            <text:p text:style-name="P32"><text:s text:c="4"/>trie.filling();</text:p>
            <text:p text:style-name="P32"/>
            <text:p text:style-name="P32">//-----------------------------------</text:p>
            <text:p text:style-name="P32"/>
            <text:p text:style-name="P32"><text:s text:c="4"/>int64_t currentNode = 0, numberWord, countWordInString;</text:p>
            <text:p text:style-name="P32"><text:s text:c="4"/>string text;</text:p>
            <text:p text:style-name="P32"><text:s text:c="4"/>vector&lt;int64_t&gt; table;</text:p>
            <text:p text:style-name="P32"><text:s text:c="4"/>numberWord = 0;</text:p>
            <text:p text:style-name="P32"><text:s text:c="4"/>while(std::getline(cin, text)) {</text:p>
            <text:p text:style-name="P32"><text:s text:c="8"/>countWordInString = 0;</text:p>
            <text:p text:style-name="P32"><text:s text:c="8"/>std::istringstream helperString(text);</text:p>
            <text:p text:style-name="P32"><text:s text:c="8"/>int64_t value;</text:p>
            <text:p text:style-name="P32"><text:s text:c="8"/>while(helperString &gt;&gt; value){</text:p>
            <text:p text:style-name="P32"><text:s text:c="12"/>++countWordInString;</text:p>
            <text:p text:style-name="P32"><text:s text:c="12"/>++numberWord;</text:p>
            <text:p text:style-name="P32"><text:s text:c="12"/>if(termNodes.size() == 0){</text:p>
            <text:p text:style-name="P32"><text:s text:c="16"/>continue;</text:p>
            <text:p text:style-name="P32"><text:s text:c="12"/>}</text:p>
            <text:p text:style-name="P32"><text:s text:c="12"/>auto findElem = <text:s/>trie.trie[currentNode].to.find(value);</text:p>
            <text:p text:style-name="P32"><text:s text:c="12"/>int64_t link = trie.links[currentNode];</text:p>
            <text:p text:style-name="P32"><text:s text:c="12"/>while(findElem == trie.trie[currentNode].to.end() &amp;&amp; link != -1) <text:s/>{</text:p>
            <text:p text:style-name="P32"><text:s text:c="16"/>currentNode = link;</text:p>
            <text:p text:style-name="P32"><text:s text:c="16"/>link = trie.links[currentNode];</text:p>
            <text:p text:style-name="P32"><text:s text:c="16"/>findElem = <text:s/>trie.trie[currentNode].to.find(value);</text:p>
            <text:p text:style-name="P32"><text:s text:c="12"/>}</text:p>
            <text:p text:style-name="P32"><text:s text:c="12"/>if(findElem != trie.trie[currentNode].to.end()) {</text:p>
            <text:p text:style-name="P32"><text:s text:c="16"/>currentNode = findElem-&gt;second;</text:p>
            <text:p text:style-name="P32"><text:s text:c="12"/>} else {</text:p>
            <text:p text:style-name="P32"><text:s text:c="16"/>currentNode = 0;</text:p>
            <text:p text:style-name="P32"><text:s text:c="12"/>}</text:p>
            <text:p text:style-name="P32"><text:s text:c="12"/>travel(currentNode, numberWord);</text:p>
            <text:p text:style-name="P32"><text:s text:c="8"/>}</text:p>
            <text:p text:style-name="P32"><text:s text:c="8"/>table.push_back(countWordInString);</text:p>
            <text:p text:style-name="P32"><text:s text:c="4"/>}</text:p>
            <text:p text:style-name="P32"/>
            <text:p text:style-name="P32">//----------------------------------------</text:p>
            <text:p text:style-name="P32"/>
            <text:p text:style-name="P32"><text:s text:c="4"/>if(termNodes.size() == 0) {</text:p>
            <text:p text:style-name="P32"><text:s text:c="8"/>int64_t sum = 0;</text:p>
            <text:p text:style-name="P32"><text:s text:c="8"/>for (int i = 0; i &lt; table.size(); ++i) {</text:p>
            <text:p text:style-name="P32"><text:s text:c="12"/>for(int j = 1; j &lt;= table[i]; ++j) {</text:p>
            <text:p text:style-name="P32"><text:s text:c="16"/>++sum;</text:p>
            <text:p text:style-name="P32"><text:s text:c="16"/>if(numberWord - jokerHelper + 1 &lt; sum) return 0;</text:p>
            <text:p text:style-name="P32"><text:s text:c="16"/>cout&lt;&lt;i+1&lt;&lt; ", "&lt;&lt;j&lt;&lt;'\n';</text:p>
            <text:p text:style-name="P32"><text:s text:c="12"/>}</text:p>
            <text:p text:style-name="P32"><text:s text:c="8"/>}</text:p>
            <text:p text:style-name="P32"><text:s text:c="8"/>return 0;</text:p>
            <text:p text:style-name="P32"><text:soft-page-break/><text:s text:c="4"/>}</text:p>
            <text:p text:style-name="P32"/>
            <text:p text:style-name="P32"><text:s text:c="4"/>if(jokerVector.size() == termNodes.size() &amp;&amp; jokerHelper != 0) {</text:p>
            <text:p text:style-name="P32"><text:s text:c="8"/>for(int64_t time : trie.trie[termNodes[0]].in) {</text:p>
            <text:p text:style-name="P32"><text:s text:c="12"/>bool flag = true;</text:p>
            <text:p text:style-name="P32"><text:s text:c="12"/>if(time &lt;= jokerVector[0]) {</text:p>
            <text:p text:style-name="P32"><text:s text:c="16"/>continue;</text:p>
            <text:p text:style-name="P32"><text:s text:c="12"/>}</text:p>
            <text:p text:style-name="P32"><text:s text:c="12"/>int64_t sum = 0;</text:p>
            <text:p text:style-name="P32"><text:s text:c="12"/>for(int i = 1; i &lt; termNodes.size(); ++i) {</text:p>
            <text:p text:style-name="P32"><text:s text:c="16"/>auto findELem = trie.trie[termNodes[i]].in.find(time + trie.trie[termNodes[i-1]].len + jokerVector[i] + sum);</text:p>
            <text:p text:style-name="P32"><text:s text:c="16"/>if(findELem == trie.trie[termNodes[i]].in.end()) {</text:p>
            <text:p text:style-name="P32"><text:s text:c="20"/>flag = false;</text:p>
            <text:p text:style-name="P32"><text:s text:c="20"/>break;</text:p>
            <text:p text:style-name="P32"><text:s text:c="16"/>}</text:p>
            <text:p text:style-name="P32"><text:s text:c="16"/>if(numberWord - ((*findELem) - 1 + trie.trie[termNodes[i]].len) &lt; jokerHelper){</text:p>
            <text:p text:style-name="P32"><text:s text:c="20"/>flag = false;</text:p>
            <text:p text:style-name="P32"><text:s text:c="20"/>break;</text:p>
            <text:p text:style-name="P32"><text:s text:c="16"/>}</text:p>
            <text:p text:style-name="P32"><text:s text:c="16"/>sum += trie.trie[termNodes[i-1]].len + jokerVector[i];</text:p>
            <text:p text:style-name="P32"><text:s text:c="12"/>}</text:p>
            <text:p text:style-name="P32"><text:s text:c="12"/>if(flag) {</text:p>
            <text:p text:style-name="P32"><text:s text:c="16"/>int64_t sum = 0;</text:p>
            <text:p text:style-name="P32"><text:s text:c="16"/>for(int i = 0; i &lt; table.size(); ++i) {</text:p>
            <text:p text:style-name="P32"><text:s text:c="20"/>if(sum + table[i] &gt;= (time - jokerVector[0])) {</text:p>
            <text:p text:style-name="P32"><text:s text:c="24"/>int64_t h = 0;</text:p>
            <text:p text:style-name="P32"><text:s text:c="24"/>while(h + sum != (time - jokerVector[0])) {</text:p>
            <text:p text:style-name="P32"><text:s text:c="28"/>++h;</text:p>
            <text:p text:style-name="P32"><text:s text:c="24"/>}</text:p>
            <text:p text:style-name="P32"><text:s text:c="24"/>cout&lt;&lt;i+1&lt;&lt;", "&lt;&lt;h&lt;&lt;'\n';</text:p>
            <text:p text:style-name="P32"><text:s text:c="24"/>break;</text:p>
            <text:p text:style-name="P32"><text:s text:c="20"/>}</text:p>
            <text:p text:style-name="P32"><text:s text:c="20"/>sum += table[i];</text:p>
            <text:p text:style-name="P32"><text:s text:c="16"/>}</text:p>
            <text:p text:style-name="P32"><text:s text:c="12"/>}</text:p>
            <text:p text:style-name="P32"/>
            <text:p text:style-name="P32"><text:s text:c="8"/>}</text:p>
            <text:p text:style-name="P32"/>
            <text:p text:style-name="P32"><text:s text:c="4"/>} else if(jokerVector.size() == termNodes.size()) {</text:p>
            <text:p text:style-name="P32"><text:s text:c="8"/>for(int64_t time : trie.trie[termNodes[0]].in) {</text:p>
            <text:p text:style-name="P32"><text:s text:c="12"/>bool flag = true;</text:p>
            <text:p text:style-name="P32"><text:s text:c="12"/>if (time &lt;= jokerVector[0]) {</text:p>
            <text:p text:style-name="P32"><text:s text:c="16"/>flag = false;</text:p>
            <text:p text:style-name="P32"><text:s text:c="16"/>continue;</text:p>
            <text:p text:style-name="P32"><text:s text:c="12"/>}</text:p>
            <text:p text:style-name="P32"><text:s text:c="12"/>int64_t sum = 0;</text:p>
            <text:p text:style-name="P32"><text:s text:c="12"/>for (int i = 1; i &lt; termNodes.size(); ++i) {</text:p>
            <text:p text:style-name="P32"><text:s text:c="16"/>auto findELem = trie.trie[termNodes[i]].in.find(time + trie.trie[termNodes[i-1]].len + jokerVector[i] + sum);</text:p>
            <text:p text:style-name="P32"><text:s text:c="16"/>if (findELem == trie.trie[termNodes[i]].in.end()) {</text:p>
            <text:p text:style-name="P32"><text:s text:c="20"/>flag = false;</text:p>
            <text:p text:style-name="P32"><text:s text:c="20"/>break;</text:p>
            <text:p text:style-name="P32"><text:s text:c="16"/>}</text:p>
            <text:p text:style-name="P32"><text:s text:c="16"/>sum += trie.trie[termNodes[i-1]].len + jokerVector[i];</text:p>
            <text:p text:style-name="P32"><text:s text:c="12"/>}</text:p>
            <text:p text:style-name="P32"><text:s text:c="12"/>if (flag) {</text:p>
            <text:p text:style-name="P32"><text:s text:c="16"/>int64_t sum = 0;</text:p>
            <text:p text:style-name="P32"><text:s text:c="16"/>for (int i = 0; i &lt; table.size(); ++i) {</text:p>
            <text:p text:style-name="P32"><text:s text:c="20"/>if(sum + table[i] &gt;= (time - jokerVector[0])) {</text:p>
            <text:p text:style-name="P32"><text:s text:c="24"/>int64_t h = 0;</text:p>
            <text:p text:style-name="P32"><text:s text:c="24"/>while(h + sum != (time - jokerVector[0])) {</text:p>
            <text:p text:style-name="P32"><text:soft-page-break/><text:s text:c="28"/>++h;</text:p>
            <text:p text:style-name="P32"><text:s text:c="24"/>}</text:p>
            <text:p text:style-name="P32"><text:s text:c="24"/>cout &lt;&lt; i + 1 &lt;&lt; ", " &lt;&lt; h &lt;&lt; '\n';</text:p>
            <text:p text:style-name="P32"><text:s text:c="24"/>break;</text:p>
            <text:p text:style-name="P32"><text:s text:c="20"/>}</text:p>
            <text:p text:style-name="P32"><text:s text:c="20"/>sum += table[i];</text:p>
            <text:p text:style-name="P32"><text:s text:c="16"/>}</text:p>
            <text:p text:style-name="P32"><text:s text:c="12"/>}</text:p>
            <text:p text:style-name="P32"><text:s text:c="8"/>}</text:p>
            <text:p text:style-name="P32"><text:s text:c="4"/>} else if(jokerHelper != 0) {</text:p>
            <text:p text:style-name="P32"><text:s text:c="12"/>for(int64_t time : trie.trie[termNodes[0]].in) {</text:p>
            <text:p text:style-name="P32"><text:s text:c="16"/>bool flag = true;</text:p>
            <text:p text:style-name="P32"><text:s text:c="16"/>int64_t sum = 0;</text:p>
            <text:p text:style-name="P32"><text:s text:c="16"/>for(int i = 1; i &lt; termNodes.size(); ++i) {</text:p>
            <text:p text:style-name="P32"><text:s text:c="20"/>auto findELem = trie.trie[termNodes[i]].in.find(time + trie.trie[termNodes[i-1]].len + jokerVector[i-1] + sum);</text:p>
            <text:p text:style-name="P32"><text:s text:c="20"/>if(findELem == trie.trie[termNodes[i]].in.end()) {</text:p>
            <text:p text:style-name="P32"><text:s text:c="24"/>flag = false;</text:p>
            <text:p text:style-name="P32"><text:s text:c="24"/>break;</text:p>
            <text:p text:style-name="P32"><text:s text:c="20"/>}</text:p>
            <text:p text:style-name="P32"><text:s text:c="20"/>if(numberWord - ((*findELem) - 1 + trie.trie[termNodes[i]].len) &lt; jokerHelper){</text:p>
            <text:p text:style-name="P32"/>
            <text:p text:style-name="P32"><text:s text:c="24"/>flag = false;</text:p>
            <text:p text:style-name="P32"><text:s text:c="24"/>break;</text:p>
            <text:p text:style-name="P32"><text:s text:c="20"/>}</text:p>
            <text:p text:style-name="P32"><text:s text:c="20"/>sum += trie.trie[termNodes[i-1]].len + jokerVector[i-1];</text:p>
            <text:p text:style-name="P32"><text:s text:c="16"/>}</text:p>
            <text:p text:style-name="P32"><text:s text:c="16"/>if(flag) {</text:p>
            <text:p text:style-name="P32"><text:s text:c="20"/>int64_t sum = 0;</text:p>
            <text:p text:style-name="P32"><text:s text:c="20"/>for(int i = 0; i &lt; table.size(); ++i) {</text:p>
            <text:p text:style-name="P32"><text:s text:c="24"/>if(sum + table[i] &gt;= time) {</text:p>
            <text:p text:style-name="P32"><text:s text:c="28"/>int64_t h = 0;</text:p>
            <text:p text:style-name="P32"><text:s text:c="28"/>while(h + sum != time) {</text:p>
            <text:p text:style-name="P32"><text:s text:c="32"/>++h;</text:p>
            <text:p text:style-name="P32"><text:s text:c="28"/>}</text:p>
            <text:p text:style-name="P32"><text:s text:c="28"/>cout&lt;&lt;i+1&lt;&lt;", "&lt;&lt;h&lt;&lt;'\n';</text:p>
            <text:p text:style-name="P32"><text:s text:c="28"/>break;</text:p>
            <text:p text:style-name="P32"><text:s text:c="24"/>}</text:p>
            <text:p text:style-name="P32"><text:s text:c="24"/>sum += table[i];</text:p>
            <text:p text:style-name="P32"><text:s text:c="20"/>}</text:p>
            <text:p text:style-name="P32"><text:s text:c="16"/>}</text:p>
            <text:p text:style-name="P32"><text:s text:c="12"/>}</text:p>
            <text:p text:style-name="P32"><text:s text:c="4"/>} else {</text:p>
            <text:p text:style-name="P32"><text:s text:c="8"/>for(int64_t time : trie.trie[termNodes[0]].in) {</text:p>
            <text:p text:style-name="P32"><text:s text:c="16"/>bool flag = true;</text:p>
            <text:p text:style-name="P32"><text:s text:c="16"/>int64_t sum = 0;</text:p>
            <text:p text:style-name="P32"><text:s text:c="16"/>for(int i = 1; i &lt; termNodes.size(); ++i) {</text:p>
            <text:p text:style-name="P32"><text:s text:c="20"/>auto findELem = trie.trie[termNodes[i]].in.find(time + trie.trie[termNodes[i-1]].len + jokerVector[i-1] + sum);</text:p>
            <text:p text:style-name="P32"><text:s text:c="20"/>if(findELem == trie.trie[termNodes[i]].in.end()) {</text:p>
            <text:p text:style-name="P32"><text:s text:c="24"/>flag = false;</text:p>
            <text:p text:style-name="P32"><text:s text:c="24"/>break;</text:p>
            <text:p text:style-name="P32"><text:s text:c="20"/>}</text:p>
            <text:p text:style-name="P32"><text:s text:c="20"/>sum += trie.trie[termNodes[i-1]].len + jokerVector[i-1];</text:p>
            <text:p text:style-name="P32"><text:s text:c="16"/>}</text:p>
            <text:p text:style-name="P32"><text:s text:c="16"/>if(flag) {</text:p>
            <text:p text:style-name="P32"><text:s text:c="20"/>int64_t sum = 0;</text:p>
            <text:p text:style-name="P32"><text:s text:c="20"/>for(int i = 0; i &lt; table.size(); ++i) {</text:p>
            <text:p text:style-name="P32"><text:s text:c="24"/>if(sum + table[i] &gt;= time) {</text:p>
            <text:p text:style-name="P32"><text:s text:c="28"/>int64_t h = 0;</text:p>
            <text:p text:style-name="P32"><text:soft-page-break/><text:s text:c="28"/>while(h + sum != time) {</text:p>
            <text:p text:style-name="P32"><text:s text:c="32"/>++h;</text:p>
            <text:p text:style-name="P32"><text:s text:c="28"/>}</text:p>
            <text:p text:style-name="P32"><text:s text:c="28"/>cout&lt;&lt;i+1&lt;&lt;", "&lt;&lt;h&lt;&lt;'\n';</text:p>
            <text:p text:style-name="P32"><text:s text:c="28"/>break;</text:p>
            <text:p text:style-name="P32"><text:s text:c="24"/>}</text:p>
            <text:p text:style-name="P32"><text:s text:c="24"/>sum += table[i];</text:p>
            <text:p text:style-name="P32"><text:s text:c="20"/>}</text:p>
            <text:p text:style-name="P32"><text:s text:c="16"/>}</text:p>
            <text:p text:style-name="P32"><text:s text:c="12"/>}</text:p>
            <text:p text:style-name="P32"><text:s text:c="4"/>}</text:p>
            <text:p text:style-name="P32">}</text:p>
            <text:p text:style-name="P32"/>
          </table:table-cell>
        </table:table-row>
      </table:table>
      <text:p text:style-name="P15"/>
      <text:h text:style-name="P39" text:outline-level="1"><text:bookmark-start text:name="__RefHeading__750_2004454639"/><text:bookmark text:name="Bookmark6"/>Вывод<text:bookmark-end text:name="__RefHeading__750_2004454639"/></text:h>
      <text:p text:style-name="P6"><text:span text:style-name="T15">Проделав данную работу, я </text:span><text:span text:style-name="T16">реализовал алгоритм Ахо-Корасик для поиска вхождений сразу нескольких паттернов в текст, а также на основе данного алгоритма решил прикладную задачу с джокерам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Верхний_20_и_20_нижний_20_колонтитулы" style:display-name="Верхний и нижний колонтитулы" style:family="paragraph" style:parent-style-name="Standard" style:default-outline-level="" style:list-style-name="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Верхний_20_и_20_нижний_20_колонтитулы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9cm" fo:margin-bottom="0.199cm" style:contextual-spacing="false" fo:line-height="100%" fo:keep-together="always" fo:keep-with-next="always"/>
      <style:text-properties fo:font-size="20pt" style:font-size-asian="20pt" style:font-size-complex="2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MT1" style:family="text">
      <style:text-properties officeooo:rsid="003a472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0.84cm" fo:margin-left="1.905cm" fo:margin-right="1.09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61cm" fo:margin-left="0cm" fo:margin-right="0cm" fo:margin-top="0.7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Москва 202<text:span text:style-name="MT1">4</text:span>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4:50:12.548810874</meta:creation-date>
    <meta:generator>LibreOffice/7.3.7.2$Linux_X86_64 LibreOffice_project/30$Build-2</meta:generator>
    <dc:date>2024-09-29T14:44:59.618984574</dc:date>
    <meta:editing-duration>PT3H29M56S</meta:editing-duration>
    <meta:editing-cycles>24</meta:editing-cycles>
    <meta:document-statistic meta:table-count="3" meta:image-count="0" meta:object-count="0" meta:page-count="10" meta:paragraph-count="358" meta:word-count="1315" meta:character-count="13625" meta:non-whitespace-character-count="9245"/>
  </office:meta>
</office:document-meta>
</file>